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50%"/>
    </style:style>
    <style:style style:name="P2" style:family="paragraph" style:parent-style-name="Text_20_body" style:list-style-name="L1">
      <style:paragraph-properties fo:margin-top="0cm" fo:margin-bottom="0cm" style:contextual-spacing="false" fo:line-height="150%"/>
    </style:style>
    <style:style style:name="P3" style:family="paragraph" style:parent-style-name="Heading_20_1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ntents</text:h>
      <text:list xml:id="list8832555939702383866" text:style-name="L1">
        <text:list-item>
          <text:p text:style-name="P2">Front cover </text:p>
        </text:list-item>
        <text:list-item>
          <text:p text:style-name="P2">Contents </text:p>
        </text:list-item>
        <text:list-item>
          <text:p text:style-name="P2">Artefact report &amp; commentary </text:p>
        </text:list-item>
        <text:list-item>
          <text:p text:style-name="P2">Artefact evidence </text:p>
          <text:list>
            <text:list-item>
              <text:p text:style-name="P2">Screenshots </text:p>
            </text:list-item>
            <text:list-item>
              <text:p text:style-name="P2">Annotated <text:span text:style-name="Source_20_Text">cube</text:span> experiment source code </text:p>
            </text:list-item>
            <text:list-item>
              <text:p text:style-name="P2">Entire source code for all demos and experiments </text:p>
            </text:list-item>
            <text:list-item>
              <text:p text:style-name="P2">Attached memory stick with videos </text:p>
            </text:list-item>
          </text:list>
        </text:list-item>
        <text:list-item>
          <text:p text:style-name="P2">Bibliography </text:p>
        </text:list-item>
        <text:list-item>
          <text:p text:style-name="P2">Source evaluations </text:p>
        </text:list-item>
        <text:list-item>
          <text:p text:style-name="P2">Appendices </text:p>
          <text:list>
            <text:list-item>
              <text:p text:style-name="P2">Initial research/inspiration </text:p>
            </text:list-item>
            <text:list-item>
              <text:p text:style-name="P2">Primary sources used </text:p>
              <text:list>
                <text:list-item>
                  <text:p text:style-name="P2">Facebook comments on <text:span text:style-name="Source_20_Text">bridge</text:span> </text:p>
                </text:list-item>
                <text:list-item>
                  <text:p text:style-name="P2">Facebook chat on <text:span text:style-name="Source_20_Text">bridge</text:span> </text:p>
                </text:list-item>
                <text:list-item>
                  <text:p text:style-name="P2">Attempted email communications </text:p>
                </text:list-item>
              </text:list>
            </text:list-item>
            <text:list-item>
              <text:p text:style-name="P2">Rationale </text:p>
            </text:list-item>
            <text:list-item>
              <text:p text:style-name="P2">Timeline plan </text:p>
              <text:list>
                <text:list-item>
                  <text:p text:style-name="P2">Revision prior to 29/1/13 </text:p>
                </text:list-item>
                <text:list-item>
                  <text:p text:style-name="P2">Revision prior to 30/4/13 </text:p>
                </text:list-item>
                <text:list-item>
                  <text:p text:style-name="P2">Final revision, since 17/6/13 </text:p>
                </text:list-item>
              </text:list>
            </text:list-item>
            <text:list-item>
              <text:p text:style-name="P2">Diary </text:p>
            </text:list-item>
            <text:list-item>
              <text:p text:style-name="P2">Research notetaking </text:p>
            </text:list-item>
            <text:list-item>
              <text:p text:style-name="P2">Project reviews </text:p>
              <text:list>
                <text:list-item>
                  <text:p text:style-name="P2">End of January </text:p>
                </text:list-item>
                <text:list-item>
                  <text:p text:style-name="P2">End of February </text:p>
                </text:list-item>
                <text:list-item>
                  <text:p text:style-name="P2">End of April </text:p>
                </text:list-item>
                <text:list-item>
                  <text:p text:style-name="P2">End of June </text:p>
                </text:list-item>
                <text:list-item>
                  <text:p text:style-name="P2">End of August </text:p>
                </text:list-item>
              </text:list>
            </text:list-item>
            <text:list-item>
              <text:p text:style-name="P2">Project Progression Record </text:p>
            </text:list-item>
            <text:list-item>
              <text:p text:style-name="P1">Verification of Topic and Title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Free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02:50:43.369288485</meta:creation-date>
    <dc:date>2013-10-10T02:52:00.348751240</dc:date>
    <meta:editing-duration>P0D</meta:editing-duration>
    <meta:editing-cycles>1</meta:editing-cycles>
    <meta:document-statistic meta:table-count="0" meta:image-count="0" meta:object-count="0" meta:page-count="1" meta:paragraph-count="32" meta:word-count="123" meta:character-count="693" meta:non-whitespace-character-count="602"/>
    <meta:generator>LibreOffice/4.1.2.3$Linux_X86_64 LibreOffice_project/410m0$Build-3</meta:generator>
  </office:meta>
</office:document-meta>
</file>